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0eb1" officeooo:paragraph-rsid="001c0eb1"/>
    </style:style>
    <style:style style:name="P2" style:family="paragraph" style:parent-style-name="Standard">
      <style:paragraph-properties fo:text-align="center" style:justify-single-word="false"/>
      <style:text-properties officeooo:rsid="001c0eb1" officeooo:paragraph-rsid="001c0eb1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c0eb1" officeooo:paragraph-rsid="001c0e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ÈME DE MÉMOIRE</text:p>
      <text:p text:style-name="P1"/>
      <text:p text:style-name="P2">Mise en place d’un système a méthode d’authentification unique au travers de la gestion d’identité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7T12:03:17.050676157</meta:creation-date>
    <dc:date>2022-03-07T12:43:25.029891492</dc:date>
    <meta:editing-duration>PT28M52S</meta:editing-duration>
    <meta:editing-cycles>1</meta:editing-cycles>
    <meta:document-statistic meta:table-count="0" meta:image-count="0" meta:object-count="0" meta:page-count="1" meta:paragraph-count="2" meta:word-count="18" meta:character-count="114" meta:non-whitespace-character-count="98"/>
    <meta:generator>LibreOffice/6.4.7.2$Linux_X86_64 LibreOffice_project/40$Build-2</meta:generator>
  </office:meta>
</office:document-meta>
</file>